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17.59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59cm" fo:margin-left="0cm" fo:margin-top="0cm" fo:margin-bottom="0cm" table:align="left" style:writing-mode="lr-tb"/>
    </style:style>
    <style:style style:name="Table3.A" style:family="table-column">
      <style:table-column-properties style:column-width="8.795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595cm" fo:margin-left="0cm" fo:margin-top="0cm" fo:margin-bottom="0cm" table:align="left" style:writing-mode="lr-tb"/>
    </style:style>
    <style:style style:name="Table2.A" style:family="table-column">
      <style:table-column-properties style:column-width="5.997cm"/>
    </style:style>
    <style:style style:name="Table2.B" style:family="table-column">
      <style:table-column-properties style:column-width="5.203cm"/>
    </style:style>
    <style:style style:name="Table2.C" style:family="table-column">
      <style:table-column-properties style:column-width="6.394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text-properties fo:language="pt" fo:country="BR" officeooo:paragraph-rsid="002fe4c2"/>
    </style:style>
    <style:style style:name="P9" style:family="paragraph" style:parent-style-name="Standard">
      <style:text-properties fo:language="pt" fo:country="BR" officeooo:paragraph-rsid="003ed207"/>
    </style:style>
    <style:style style:name="P10" style:family="paragraph" style:parent-style-name="Standard">
      <style:text-properties fo:language="pt" fo:country="BR" officeooo:paragraph-rsid="001a5e66"/>
    </style:style>
    <style:style style:name="P11" style:family="paragraph" style:parent-style-name="Table_20_Contents">
      <style:paragraph-properties fo:text-align="center" style:justify-single-word="false"/>
      <style:text-properties fo:language="pt" fo:country="BR"/>
    </style:style>
    <style:style style:name="P12" style:family="paragraph" style:parent-style-name="Table_20_Contents">
      <style:paragraph-properties fo:text-align="center" style:justify-single-word="false"/>
      <style:text-properties fo:language="pt" fo:country="BR" officeooo:paragraph-rsid="002fe4c2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paragraph-rsid="003ed207"/>
    </style:style>
    <style:style style:name="P14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3805a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22922a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2fe4c2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3ed207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caption">
      <style:text-properties fo:language="pt" fo:country="BR"/>
    </style:style>
    <style:style style:name="P26" style:family="paragraph" style:parent-style-name="caption">
      <style:text-properties fo:language="pt" fo:country="BR" officeooo:paragraph-rsid="003ed207"/>
    </style:style>
    <style:style style:name="T1" style:family="text">
      <style:text-properties fo:language="en" fo:country="US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325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ext:p text:style-name="P7"><text:text-input text:description="">{% for row in to_table(pics, n_cols) %}</text:text-input></text:p>
      <text:p text:style-name="P7"><text:text-input text:description="">{% if row|count == 1 %}</text:text-input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4"><text:text-input text:description="before::table-row">{% if caption %}</text:text-input></text:span></text:p>
            <text:p text:style-name="P25">Table <text:sequence text:ref-name="refTable0" text:name="Table" text:formula="ooow:Table+1" style:num-format="1">1</text:sequence><text:s/>– <text:text-input text:description="">{{ caption }}</text:text-input><text:s/></text:p>
            <text:p text:style-name="P14"><text:text-input text:description="after::table-row">{% endif %}</text:text-input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<text:text-input text:description="paragraph">{% if row.0.caption %}</text:text-input></text:span><text:s/></text:p>
            <text:p text:style-name="P2">Foto <text:sequence text:ref-name="refFoto0" text:name="Foto" text:formula="ooow:Foto+1" style:num-format="1">1</text:sequence><text:s/>– <text:text-input text:description="">{{ row.0.caption }}</text:text-input></text:p>
            <text:p text:style-name="P22"><text:text-input text:description="">{% endif %}</text:text-input></text:p>
            <text:p text:style-name="P11"><text:text-input text:description="">{{ image(row.0.path, row.0.width) }}</text:text-input></text:p>
          </table:table-cell>
        </table:table-row>
      </table:table>
      <text:p text:style-name="P8"><text:text-input text:description="">{% elif row|count == 2 %}</text:text-input></text:p>
      <text:p text:style-name="P8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14"><text:text-input text:description="before::table-row">{% if caption %}</text:text-input></text:p>
            <text:p text:style-name="P25">Table <text:sequence text:ref-name="refTable1" text:name="Table" text:formula="ooow:Table+1" style:num-format="1">2</text:sequence><text:s/>– <text:text-input text:description="">{{ caption }} </text:text-input><text:s/></text:p>
            <text:p text:style-name="P14"><text:text-input text:description="after::table-row">{% endif %}</text:text-input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3"><text:text-input text:description="paragraph">{% if row.0.caption %}</text:text-input></text:span><text:s/></text:p>
            <text:p text:style-name="P4">Foto <text:sequence text:ref-name="refFoto1" text:name="Foto" text:formula="ooow:Foto+1" style:num-format="1">2</text:sequence><text:s/>– <text:text-input text:description="">{{ row.0.caption }}</text:text-input></text:p>
            <text:p text:style-name="P23"><text:text-input text:description="">{% endif %}</text:text-input></text:p>
            <text:p text:style-name="P12"><text:text-input text:description="">{{ image(row.0.path, row.0.width) }}</text:text-input></text:p>
          </table:table-cell>
          <table:table-cell table:style-name="Table3.A1" office:value-type="string">
            <text:p text:style-name="P3"><text:span text:style-name="T3"><text:text-input text:description="paragraph">{% if row.1.caption %}</text:text-input></text:span><text:s/></text:p>
            <text:p text:style-name="P4">Foto <text:sequence text:ref-name="refFoto2" text:name="Foto" text:formula="ooow:Foto+1" style:num-format="1">3</text:sequence><text:s/>– <text:text-input text:description="">{{ row.1.caption }}</text:text-input></text:p>
            <text:p text:style-name="P23"><text:text-input text:description="">{% endif %}</text:text-input></text:p>
            <text:p text:style-name="P12"><text:text-input text:description="">{{ image(row.1.path, row.1.width) }}</text:text-input></text:p>
          </table:table-cell>
        </table:table-row>
      </table:table>
      <text:p text:style-name="P8"/>
      <text:p text:style-name="P9"><text:text-input text:description="">{% elif row|count == 3 %}</text:text-input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5"><text:text-input text:description="before::table-row">{% if caption %}</text:text-input></text:p>
            <text:p text:style-name="P26">Table <text:sequence text:ref-name="refTable2" text:name="Table" text:formula="ooow:Table+1" style:num-format="1">3</text:sequence><text:s/>– <text:text-input text:description="">{{ caption }} </text:text-input><text:s/></text:p>
            <text:p text:style-name="P15"><text:text-input text:description="after::table-row">{% endif %}</text:text-input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<text:span text:style-name="T3"><text:text-input text:description="paragraph">{% if row.0.caption %}</text:text-input></text:span><text:s/></text:p>
            <text:p text:style-name="P6">Foto <text:sequence text:ref-name="refFoto3" text:name="Foto" text:formula="ooow:Foto+1" style:num-format="1">4</text:sequence><text:s/>– <text:text-input text:description="">{{ row.0.caption }}</text:text-input></text:p>
            <text:p text:style-name="P24"><text:text-input text:description="">{% endif %}</text:text-input></text:p>
            <text:p text:style-name="P13"><text:text-input text:description="">{{ image(row.0.path, row.0.width) }}</text:text-input></text:p>
          </table:table-cell>
          <table:table-cell table:style-name="Table2.A1" office:value-type="string">
            <text:p text:style-name="P5"><text:span text:style-name="T3"><text:text-input text:description="paragraph">{% if row.1.caption %}</text:text-input></text:span><text:s/></text:p>
            <text:p text:style-name="P6">Foto <text:sequence text:ref-name="refFoto4" text:name="Foto" text:formula="ooow:Foto+1" style:num-format="1">5</text:sequence><text:s/>– <text:text-input text:description="">{{ row.1.caption }}</text:text-input></text:p>
            <text:p text:style-name="P24"><text:text-input text:description="">{% endif %}</text:text-input></text:p>
            <text:p text:style-name="P13"><text:text-input text:description="">{{ image(row.1.path, row.1.width) }}</text:text-input></text:p>
          </table:table-cell>
          <table:table-cell table:style-name="Table2.A1" office:value-type="string">
            <text:p text:style-name="P5"><text:span text:style-name="T3"><text:text-input text:description="paragraph">{% if row.1.caption %}</text:text-input></text:span><text:s/></text:p>
            <text:p text:style-name="P6">Foto <text:sequence text:ref-name="refFoto5" text:name="Foto" text:formula="ooow:Foto+1" style:num-format="1">6</text:sequence><text:s/>– <text:text-input text:description="">{{ row.2.caption }}</text:text-input></text:p>
            <text:p text:style-name="P24"><text:text-input text:description="">{% endif %}</text:text-input></text:p>
            <text:p text:style-name="P13"><text:text-input text:description="">{{ image(row.2.path, row.2.width) }}</text:text-input></text:p>
          </table:table-cell>
        </table:table-row>
      </table:table>
      <text:p text:style-name="P9"/>
      <text:p text:style-name="P8"><text:text-input text:description="">{% endif %}</text:text-input></text:p>
      <text:p text:style-name="P7"><text:text-input text:description="paragraph">{% endfor %}</text:text-input></text:p>
      <text:p text:style-name="P10"/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78</meta:editing-cycles>
    <meta:creation-date>2023-11-10T08:24:00</meta:creation-date>
    <dc:date>2023-11-22T11:56:18.600000000</dc:date>
    <dc:language>pt-BR</dc:language>
    <meta:editing-duration>PT3H20M7S</meta:editing-duration>
    <meta:generator>LibreOffice/7.5.4.2$Windows_X86_64 LibreOffice_project/36ccfdc35048b057fd9854c757a8b67ec53977b6</meta:generator>
    <meta:document-statistic meta:table-count="3" meta:image-count="0" meta:object-count="0" meta:page-count="1" meta:paragraph-count="39" meta:word-count="241" meta:character-count="956" meta:non-whitespace-character-count="812"/>
    <meta:user-defined meta:name="AppVersion">16.0000</meta:user-defined>
    <meta:template xlink:type="simple" xlink:actuate="onRequest" xlink:title="Normal.dotm" xlink:href=""/>
  </office:meta>
</office:document-meta>
</file>